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24de4" officeooo:paragraph-rsid="00124de4"/>
    </style:style>
    <style:style style:name="P2" style:family="paragraph" style:parent-style-name="Heading_20_1">
      <style:text-properties officeooo:rsid="001313af" officeooo:paragraph-rsid="001313af"/>
    </style:style>
    <style:style style:name="P3" style:family="paragraph" style:parent-style-name="Heading_20_1">
      <style:text-properties officeooo:rsid="0015f234" officeooo:paragraph-rsid="0017f25f"/>
    </style:style>
    <style:style style:name="P4" style:family="paragraph" style:parent-style-name="Standard">
      <style:text-properties officeooo:rsid="000fe55e" officeooo:paragraph-rsid="000fe55e"/>
    </style:style>
    <style:style style:name="P5" style:family="paragraph" style:parent-style-name="Text_20_body">
      <style:text-properties officeooo:rsid="00107bd7" officeooo:paragraph-rsid="00107bd7"/>
    </style:style>
    <style:style style:name="P6" style:family="paragraph" style:parent-style-name="Text_20_body" style:list-style-name="L1">
      <style:text-properties officeooo:rsid="00107bd7" officeooo:paragraph-rsid="00107bd7"/>
    </style:style>
    <style:style style:name="P7" style:family="paragraph" style:parent-style-name="Text_20_body">
      <style:text-properties officeooo:rsid="00124de4" officeooo:paragraph-rsid="00124de4"/>
    </style:style>
    <style:style style:name="P8" style:family="paragraph" style:parent-style-name="Text_20_body">
      <style:text-properties officeooo:rsid="001313af" officeooo:paragraph-rsid="001313af"/>
    </style:style>
    <style:style style:name="P9" style:family="paragraph" style:parent-style-name="Text_20_body">
      <style:text-properties officeooo:rsid="001428b7" officeooo:paragraph-rsid="001428b7"/>
    </style:style>
    <style:style style:name="P10" style:family="paragraph" style:parent-style-name="Text_20_body">
      <style:text-properties officeooo:rsid="0015f234" officeooo:paragraph-rsid="0015f234"/>
    </style:style>
    <style:style style:name="P11" style:family="paragraph" style:parent-style-name="Text_20_body">
      <style:text-properties officeooo:rsid="00164896" officeooo:paragraph-rsid="00164896"/>
    </style:style>
    <style:style style:name="P12" style:family="paragraph" style:parent-style-name="Text_20_body">
      <style:text-properties officeooo:rsid="00181ef9" officeooo:paragraph-rsid="00181ef9"/>
    </style:style>
    <style:style style:name="T1" style:family="text">
      <style:text-properties officeooo:rsid="00107bd7"/>
    </style:style>
    <style:style style:name="T2" style:family="text">
      <style:text-properties officeooo:rsid="00124de4"/>
    </style:style>
    <style:style style:name="T3" style:family="text">
      <style:text-properties officeooo:rsid="001394a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0000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officeooo:rsid="0017f25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irteen Ways of Looking at “Re-” in Victorian Poetry</text:p>
      <text:p text:style-name="Subtitle">Script</text:p>
      <text:p text:style-name="P4"/>
      <text:h text:style-name="Heading_20_1" text:outline-level="1">Slide 1 <text:span text:style-name="T1">(Title)</text:span></text:h>
      <text:p text:style-name="P5">Hi, I’m Adam Mazel</text:p>
      <text:p text:style-name="P5"><text:tab/>Digital Publishing Librarian</text:p>
      <text:p text:style-name="P5"><text:tab/>IU</text:p>
      <text:p text:style-name="P5"/>
      <text:p text:style-name="P5">My presentation is entitled _________</text:p>
      <text:p text:style-name="P5"/>
      <text:p text:style-name="P5">I’ll overview some trends in how the prefix “Re-” is used in the poetry of Michael Field, Thomas Hardy, <text:s/>DG Rossetti, and AC Swinburne <text:span text:style-name="T2">that I </text:span>uncovered through text mining</text:p>
      <text:p text:style-name="P5">Specifically, we’ll look at: </text:p>
      <text:list xml:id="list504167143" text:style-name="L1">
        <text:list-item>
          <text:p text:style-name="P6">Who uses “re-” the most / least?</text:p>
        </text:list-item>
        <text:list-item>
          <text:p text:style-name="P6">Which “re-” words are most frequent in each poet’s poetry?</text:p>
        </text:list-item>
        <text:list-item>
          <text:p text:style-name="P6">What words tend to accompany “re-” words?</text:p>
        </text:list-item>
        <text:list-item>
          <text:p text:style-name="P6">When were “re-” words used more / less frequently?</text:p>
        </text:list-item>
        <text:list-item>
          <text:p text:style-name="P6">Whether their use of “re-” words tends to be positive / negative emotionally?</text:p>
        </text:list-item>
      </text:list>
      <text:h text:style-name="P1" text:outline-level="1">Slide 2</text:h>
      <text:p text:style-name="P7">[Why “re-”? ]</text:p>
      <text:p text:style-name="P7">Text mining is an apt method for analyzing “Re-” because prefixes, such as “re-,” are small, seemingly insignificant features and thus hard to notice with one’s eye—but they’re easy to notice and track via a computer.</text:p>
      <text:p text:style-name="P7">Indeed, this research question plays with the focus of one’s analytic lens, oscillating between what DA Miller called “too-close reading”--extreme close ups on an aspect of language (a prefix) that is microscopic—and “distant reading”--methods concerned with larger data and broader tend that are macroscopic.</text:p>
      <text:p text:style-name="P7">My hope is that this interplay of the zoomed in and zoomed out will unearth significant trends that can elucidate characteristics of Victorian poets’ language use and stylistic differences.</text:p>
      <text:p text:style-name="P7"/>
      <text:h text:style-name="P2" text:outline-level="1"><text:soft-page-break/>Slide 3</text:h>
      <text:p text:style-name="P8">Tool: Text mining via Python</text:p>
      <text:p text:style-name="P8"><text:tab/>(NLP software: NLTK)</text:p>
      <text:p text:style-name="P8"><text:tab/>(Data Vis software: Matplotlib)</text:p>
      <text:p text:style-name="P8">Approach: Exploratory Data Analysis</text:p>
      <text:p text:style-name="P8"><text:tab/>This research is early stage: exploring data to discover trends and generate questions and basic insights</text:p>
      <text:p text:style-name="P8"><text:tab/>Share observations, rather than arguments</text:p>
      <text:p text:style-name="P8">Methods:<text:span text:style-name="T3"> count-based, rather than <text:s/>machine / deep learning</text:span></text:p>
      <text:p text:style-name="P8"><text:tab/><text:span text:style-name="T3">apt for tracing features (such as “re-”), early stage research, smaller data</text:span></text:p>
      <text:p text:style-name="P8"><text:tab/></text:p>
      <text:h text:style-name="Heading_20_1" text:outline-level="1">Slide 4</text:h>
      <text:p text:style-name="P9">So why these poets, and what poetry (data) is being analyzed?</text:p>
      <text:p text:style-name="P10">[explain who poets are]</text:p>
      <text:p text:style-name="P9">I chose DG Rossetti, Michael Field, and Thomas Hardy to bring a distant-reading perspective on the research of my colleagues</text:p>
      <text:p text:style-name="P9">And I chose Swinburne because he’s a little more familiar to me</text:p>
      <text:p text:style-name="P9">And I chose them because their poetry is easily available in machine-readable format and relatively clean</text:p>
      <text:p text:style-name="P10">Here are the corpora that I analyzed:</text:p>
      <text:p text:style-name="P10">….</text:p>
      <text:p text:style-name="P10">In sum, all their books of poetry <text:span text:style-name="T6">(except verse dramas, excluded because I deemed it a separate genre) and</text:span> except Hardy’s <text:span text:style-name="T4">Winter Words </text:span>(1928) which is under copyright and thus not easily accessible in machine readable format.</text:p>
      <text:h text:style-name="P3" text:outline-level="1">Slide <text:span text:style-name="T7">5</text:span></text:h>
      <text:p text:style-name="P11">I cleaned most of their noise, such as publication information: headers and footers,</text:p>
      <text:p text:style-name="P11">But some noise remains.</text:p>
      <text:p text:style-name="P12">However, I believe it is insufficient to hinder the analy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0-08T20:18:20.579461652</dc:date>
    <meta:editing-duration>PT2H34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27" meta:character-count="2588" meta:non-whitespace-character-count="2200"/>
  </office:meta>
</office:document-meta>
</file>